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6fd83"/>
    </style:style>
    <style:style style:name="T3" style:family="text">
      <style:text-properties officeooo:rsid="0017f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3">8de9</text:span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2T10:26:48.448484720</dc:date>
    <meta:editing-duration>PT15M14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78" meta:non-whitespace-character-count="349"/>
  </office:meta>
</office:document-meta>
</file>